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" svg:font-family="Courier"/>
  </office:font-face-decls>
  <office:automatic-styles>
    <style:style style:family="text" style:name="a00214c">
      <style:text-properties style:text-position="sub"/>
    </style:style>
    <style:style style:family="text" style:name="a2e28b6">
      <style:text-properties fo:color="#800000" style:text-position="sub" xlink:href="http://www.spiegel.de/"/>
    </style:style>
    <style:style style:family="text" style:name="a2ce791">
      <style:text-properties fo:background-color="#ffff00" fo:color="#800000" style:text-position="sub" xlink:href="http://www.spiegel.de/"/>
    </style:style>
    <style:style style:family="text" style:name="a37421e">
      <style:text-properties fo:color="#800000" style:text-position="sub" xlink:href="http://www.spiegel.de/"/>
    </style:style>
    <style:style style:family="text" style:name="afe5003">
      <style:text-properties style:text-position="sub"/>
    </style:style>
    <style:style style:family="text" style:name="a6ba6a0">
      <style:text-properties fo:color="#800000" xlink:href="http://www.heise.de/"/>
    </style:style>
    <style:style style:family="text" style:name="aa76f2c">
      <style:text-properties style:font-name="Courier"/>
    </style:style>
    <style:style style:family="paragraph" style:name="afede78" style:parent-style-name="Standard">
      <style:text-properties/>
    </style:style>
    <style:style style:family="text" style:name="a01b837" style:parent-style-name="Internet_20_link">
      <style:text-properties style:font-name="Courier"/>
    </style:style>
    <style:style style:family="text" style:name="a109173">
      <style:text-properties fo:color="#800000" style:font-name="Courier" xlink:href="http://www.heise.de/"/>
    </style:style>
  </office:automatic-styles>
  <office:body>
    <office:text>
      <text:p text:style-name="afede78"><text:span text:style-name="aa76f2c">Cou</text:span><text:a xlink:href="http://www.heise.de/"><text:span text:style-name="Internet_20_link">r</text:span></text:a><text:a xlink:href="http://www.heise.de/"><text:span text:style-name="a109173">i</text:span></text:a><text:a xlink:href="http://www.heise.de/"><text:span text:style-name="Internet_20_link">e</text:span></text:a>r<text:s/><text:span text:style-name="afe5003">sub</text:span><text:a xlink:href="http://www.spiegel.de/"><text:span text:style-name="a37421e">s</text:span></text:a><text:a xlink:href="http://www.spiegel.de/"><text:span text:style-name="a2ce791">c</text:span></text:a><text:a xlink:href="http://www.spiegel.de/"><text:span text:style-name="a2e28b6">r</text:span></text:a><text:span text:style-name="a00214c">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" svg:font-family="Courier"/>
  </office:font-face-decls>
  <office:styles>
    <style:default-style style:family="paragraph">
      <style:text-properties fo:color="#000000" fo:country="US" fo:font-size="12.0pt" fo:language="en" style:font-name="Times New Roman" style:font-name-asian="Arial Unicode MS" style:font-name-complex="Tahoma" style:font-size-asian="12.0pt"/>
    </style:default-style>
    <style:style style:family="paragraph" style:name="Standard" style:parent-style-name="default_paragraph_style"/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3S</meta:editing-duration>
  </office:meta>
</office:document-meta>
</file>